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73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/>
          <table:table-cell office:value-type="string" calcext:value-type="string">
            <text:p>FUT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SUBJ</text:p>
          </table:table-cell>
          <table:table-cell office:value-type="string" calcext:value-type="string">
            <text:p>IMPF</text:p>
          </table:table-cell>
          <table:table-cell office:value-type="string" calcext:value-type="string">
            <text:p>pro:rel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PPRE</text:p>
          </table:table-cell>
          <table:table-cell office:value-type="string" calcext:value-type="string">
            <text:p>prep INF</text:p>
          </table:table-cell>
          <table:table-cell office:value-type="string" calcext:value-type="string">
            <text:p>conj de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ep n</text:p>
          </table:table-cell>
          <table:table-cell office:value-type="string" calcext:value-type="string">
            <text:p>c'est que </text:p>
          </table:table-cell>
          <table:table-cell office:value-type="string" calcext:value-type="string">
            <text:p>c'est que</text:p>
          </table:table-cell>
          <table:table-cell table:number-columns-repeated="2" office:value-type="string" calcext:value-type="string">
            <text:p>y a que</text:p>
          </table:table-cell>
          <table:table-cell office:value-type="string" calcext:value-type="string">
            <text:p>v INF</text:p>
          </table:table-cell>
          <table:table-cell office:value-type="string" calcext:value-type="string">
            <text:p>di qu</text:p>
          </table:table-cell>
          <table:table-cell office:value-type="string" calcext:value-type="string">
            <text:p>plu qu</text:p>
          </table:table-cell>
          <table:table-cell office:value-type="string" calcext:value-type="string">
            <text:p>pro:obj</text:p>
          </table:table-cell>
        </table:table-row>
        <table:table-row table:style-name="ro2">
          <table:table-cell office:value-type="string" calcext:value-type="string">
            <text:p>../tcof/tcof-chi-trans-metaok/elea1_cur.tei_corpo2.cpn.cex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trans-metaok/loris1_peu.tei_corpo2.cpn.cex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../tcof/tcof-chi-trans-metaok/melanie1_lem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trans-metaok/ines1_hor.tei_corpo2.cpn.cex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../tcof/tcof-chi-trans-metaok/Axel1_Jac_Anon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../tcof/tcof-chi-trans-metaok/clemence1_hal.tei_corpo2.cpn.cex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trans-metaok/louis1_ut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Elif1_Ber_Anon.tei_corpo2.cpn.cex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../tcof/tcof-chi-trans-metaok/alona1_leb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../tcof/tcof-chi-trans-metaok/adeline1_sch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../tcof/tcof-chi-trans-metaok/nolan1_rej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trans-metaok/baptiste1_zie.tei_corpo2.cpn.cex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trans-metaok/Cassandre1_And_Ano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Aela1_Ber_Anon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../tcof/tcof-chi-trans-metaok/benedicte1_let.tei_corpo2.cpn.cex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../tcof/tcof-chi-trans-metaok/cecile1_dan.tei_corpo2.cpn.cex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./tcof/tcof-chi-trans-metaok/lilou1_hua.tei_corpo2.cpn.cex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./tcof/tcof-chi-trans-metaok/aline1_ron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../tcof/tcof-chi-trans-metaok/luana1_alb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../tcof/tcof-chi-trans-metaok/leo1_par.tei_corpo2.cpn.cex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../tcof/tcof-chi-trans-metaok/manon1_rej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../tcof/tcof-chi-trans-metaok/thibaut1_der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../tcof/tcof-chi-trans-metaok/celene1_ber.tei_corpo2.cpn.cex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../tcof/tcof-chi-trans-metaok/amelie1_bec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tidiane1_ecc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trans-metaok/alice1_cor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../tcof/tcof-chi-trans-metaok/samuel1_len.tei_corpo2.cpn.cex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../tcof/tcof-chi-trans-metaok/marion1_gui.tei_corpo2.cpn.cex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trans-metaok/clelie1_dup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../tcof/tcof-chi-trans-metaok/manon1_ern.tei_corpo2.cpn.cex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../tcof/tcof-chi-trans-metaok/marianne1_ste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trans-metaok/louis1_tro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awen1_cin.tei_corpo2.cpn.cex 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../tcof/tcof-chi-trans-metaok/clara1_dum.tei_corpo2.cpn.cex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../tcof/tcof-chi-trans-metaok/Emy1_Sam_Ano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valentin1_lan.tei_corpo2.cpn.cex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clement1_med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trans-metaok/laura1_llo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trans-metaok/thibault1_lev.tei_corpo2.cpn.cex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../tcof/tcof-chi-trans-metaok/thomas1_pel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trans-metaok/lucie1_vic.tei_corpo2.cpn.cex 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../tcof/tcof-chi-trans-metaok/Eva1_Goe_Ano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../tcof/tcof-chi-trans-metaok/margaux1_gil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../tcof/tcof-chi-trans-metaok/manon1_kho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trans-metaok/jules1_per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../tcof/tcof-chi-trans-metaok/maelle1_pap.tei_corpo2.cpn.cex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../tcof/tcof-chi-trans-metaok/Claire1_Kam_Anon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trans-metaok/adele1_tar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trans-metaok/charlotte1_leb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trans-metaok/mathilde1_ric.tei_corpo2.cpn.cex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./tcof/tcof-chi-trans-metaok/nathan1_mai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../tcof/tcof-chi-trans-metaok/Alicia1_Bre_Anon.tei_corpo2.cpn.cex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Joseph1_Cla_Ano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../tcof/tcof-chi-trans-metaok/marianne1_vat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trans-metaok/jonathan1_fra.tei_corpo2.cpn.cex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./tcof/tcof-chi-trans-metaok/charlotte1_gir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trans-metaok/andrea1_uri.tei_corpo2.cpn.cex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./tcof/tcof-chi-trans-metaok/leo1_rom.tei_corpo2.cpn.cex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../tcof/tcof-chi-trans-metaok/louise1_sch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trans-metaok/Axel1_Gar_Ano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trans-metaok/Corentin1_Ber_Anon.tei_corpo2.cpn.cex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../tcof/tcof-chi-trans-metaok/constance1_sch.tei_corpo2.cpn.cex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../tcof/tcof-chi-trans-metaok/Alban1_Tah_Anon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./tcof/tcof-chi-trans-metaok/alexandre1_bod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./tcof/tcof-chi-trans-metaok/jessica1_cha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trans-metaok/Baptiste1_Lec_Ano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trans-metaok/antonin1_jou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constant1_pap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trans-metaok/mathieu1_car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../tcof/tcof-chi-trans-metaok/Enzo1_Nov_Ano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../tcof/tcof-chi-trans-metaok/ophelie1_baq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../tcof/tcof-chi-trans-metaok/guillaume1_pol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./tcof/tcof-chi-trans-metaok/louis1_cas.tei_corpo2.cpn.cex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../tcof/tcof-chi-trans-metaok/baptiste1_lel.tei_corpo2.cpn.cex 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trans-metaok/mathilde1_ham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trans-metaok/bengaly1_ca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raphael1_leg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../tcof/tcof-chi-trans-metaok/Elise1_Hel_Anon.tei_corpo2.cpn.cex 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../tcof/tcof-chi-trans-metaok/Capucine1_San_Anon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../tcof/tcof-chi-trans-metaok/Eva1_Mat_Anon.tei_corpo2.cpn.cex 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../tcof/tcof-chi-trans-metaok/jeremy1_pat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trans-metaok/Baptiste1_Kul_Anon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./tcof/tcof-chi-trans-metaok/aline1_g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../tcof/tcof-chi-trans-metaok/armelle1_del.tei_corpo2.cpn.cex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sarah1_fra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trans-metaok/hibraime1_ber.tei_corpo2.cpn.cex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../tcof/tcof-chi-trans-metaok/louis1_lho.tei_corpo2.cpn.cex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../tcof/tcof-chi-trans-metaok/andrea1_car.tei_corpo2.cpn.cex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../tcof/tcof-chi-trans-metaok/laureen1_gud.tei_corpo2.cpn.cex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../tcof/tcof-chi-trans-metaok/walid1_mat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../tcof/tcof-chi-trans-metaok/alexandre1_lin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trans-metaok/oscar1_fri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trans-metaok/louise1_geo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../tcof/tcof-chi-trans-metaok/lou1_tho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Joachim1_Alt_Anon.tei_corpo2.cpn.cex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./tcof/tcof-chi-trans-metaok/Clementin1_Bat_Anon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trans-metaok/Jeanne1_Dre_Anon.tei_corpo2.cpn.cex 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../tcof/tcof-chi-trans-metaok/gabriel1_rez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trans-metaok/lisa1_rhe.tei_corpo2.cpn.cex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trans-metaok/Engi1_Hur_Ano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trans-metaok/alexandre1_dag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thibaud1_so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juliette1_sto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../tcof/tcof-chi-trans-metaok/alissa1_cas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../tcof/tcof-chi-trans-metaok/gaetan1_bau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trans-metaok/morgane1_mar.tei_corpo2.cpn.cex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../tcof/tcof-chi-trans-metaok/laurine1_car.tei_corpo2.cpn.cex 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../tcof/tcof-chi-trans-metaok/laura1_c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heloise1_gue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trans-metaok/manon1_lag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./tcof/tcof-chi-trans-metaok/clementine1_bas.tei_corpo2.cpn.cex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trans-metaok/fantine1_mo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trans-metaok/gaelle1_bou.tei_corpo2.cpn.cex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../tcof/tcof-chi-trans-metaok/camille1_bar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rose1_rou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trans-metaok/valentin1_bit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../tcof/tcof-chi-trans-metaok/Alix1_Lec_Ano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trans-metaok/Ester1_Zeh_Anon.tei_corpo2.cpn.cex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../tcof/tcof-chi-trans-metaok/alexis1_ras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yassine1_nic.tei_corpo2.cpn.cex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../tcof/tcof-chi-trans-metaok/moustapha1_abd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leo1_roy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trans-metaok/victoire1_duc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trans-metaok/laurine1_gil.tei_corpo2.cpn.cex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../tcof/tcof-chi-trans-metaok/anne1_roi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lucie1_led.tei_corpo2.cpn.cex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../tcof/tcof-chi-trans-metaok/laurine2_car.tei_corpo2.cpn.cex 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../tcof/tcof-chi-trans-metaok/pauline1_man.tei_corpo2.cpn.cex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../tcof/tcof-chi-trans-metaok/Erwan1_Fer_Anon.tei_corpo2.cpn.cex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trans-metaok/Elliot1_Dem_Anon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../tcof/tcof-chi-trans-metaok/louis2_ut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trans-metaok/lucile1_flo.tei_corpo2.cpn.cex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trans-metaok/luca1_bar.tei_corpo2.cpn.cex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../tcof/tcof-chi-trans-metaok/cleophee1_pie.tei_corpo2.cpn.cex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../tcof/tcof-chi-trans-metaok/xaviere1_leg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remi1_did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../tcof/tcof-chi-trans-metaok/Hugo1_Hyp_Ano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../tcof/tcof-chi-trans-metaok/Camille1_Sil_Ano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../tcof/tcof-chi-trans-metaok/youssef1_tor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trans-metaok/jordan1_ton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../tcof/tcof-chi-trans-metaok/adeline1_gif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maurine1_her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../tcof/tcof-chi-trans-metaok/Antonin1_Jer_Anon.tei_corpo2.cpn.cex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trans-metaok/emilie1_rig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kelly1_ham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trans-metaok/lorraine1_spo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trans-metaok/Coralie1_Arn_Anon.tei_corpo2.cpn.cex 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../tcof/tcof-chi-trans-metaok/antoine1_nus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../tcof/tcof-chi-trans-metaok/naomi1_sli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../tcof/tcof-chi-trans-metaok/thibault1_cor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Eliott1_Chi_Anon.tei_corpo2.cpn.cex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../tcof/tcof-chi-trans-metaok/robin1_lem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./tcof/tcof-chi-trans-metaok/clara1_lau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trans-metaok/sebastien1_bou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../tcof/tcof-chi-trans-metaok/margot1_koe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../tcof/tcof-chi-trans-metaok/corentin1_boi.tei_corpo2.cpn.cex 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../tcof/tcof-chi-trans-metaok/camille1_mer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trans-metaok/Carla1_Con_Anon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../tcof/tcof-chi-trans-metaok/chloe1_fau.tei_corpo2.cpn.cex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../tcof/tcof-chi-trans-metaok/romy1_tha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../tcof/tcof-chi-trans-metaok/baptiste1_gri.tei_corpo2.cpn.cex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../tcof/tcof-chi-trans-metaok/florian1_sai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../tcof/tcof-chi-trans-metaok/valentine1_bah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../tcof/tcof-chi-trans-metaok/laurie1_jam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../tcof/tcof-chi-trans-metaok/laura1_bah.tei_corpo2.cpn.cex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../tcof/tcof-chi-trans-metaok/Adelphe1_Per_Anon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trans-metaok/anais1_me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../tcof/tcof-chi-trans-metaok/jeanne1_hil.tei_corpo2.cpn.cex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../tcof/tcof-chi-trans-metaok/Cloe1_Tsc_Anon.tei_corpo2.cpn.cex 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trans-metaok/Dania1_Col_Ano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../tcof/tcof-chi-trans-metaok/clemence1_bra.tei_corpo2.cpn.cex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12:27:45.938541764</meta:creation-date>
    <dc:date>2020-12-04T12:31:20.555512107</dc:date>
    <meta:editing-duration>PT3M34S</meta:editing-duration>
    <meta:editing-cycles>1</meta:editing-cycles>
    <meta:document-statistic meta:table-count="1" meta:cell-count="3603" meta:object-count="0"/>
    <meta:generator>LibreOffice/6.0.7.3$Linux_X86_64 LibreOffice_project/00m0$Build-3</meta:generator>
  </office:meta>
</office:document-meta>
</file>